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Corbel" svg:font-family="Corbel" style:font-adornments="Regular" style:font-family-generic="swiss" style:font-pitch="variable"/>
    <style:font-face style:name="Segoe UI" svg:font-family="'Segoe UI'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 style:font-size-asian="32pt" style:font-size-complex="32pt"/>
    </style:style>
    <style:style style:name="P2" style:family="paragraph">
      <style:text-properties fo:font-size="28pt" style:font-size-asian="40pt" style:font-size-complex="40pt"/>
    </style:style>
    <style:style style:name="T1" style:family="text">
      <style:text-properties fo:font-size="24pt" style:font-size-asian="32pt" style:font-size-complex="32pt"/>
    </style:style>
    <style:style style:name="T2" style:family="text">
      <style:text-properties fo:font-size="28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5cm" presentation:class="title" presentation:user-transformed="true">
          <draw:text-box>
            <text:p text:style-name="P1"><text:span text:style-name="T1">Was ist die physikalische Ursache dafür, dass im Falle eines Zentralpotentials der Hamilton-Operator H mit L2 und Lz vertausch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ist der Radialimpuls pr in der Quantenmechanik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Gestalt nimmt der Radialimpuls pr in der Ortsdarstellung a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Unter welchen Bedingungen ist pr hermitesch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pr im strengen Sinne keine Observabl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2" draw:layer="layout" svg:width="25.199cm" svg:height="3.506cm" svg:x="1.4cm" svg:y="0.836cm" presentation:class="title" presentation:user-transformed="true">
          <draw:text-box>
            <text:p text:style-name="P2"><text:span text:style-name="T2">Welcher Zusammenhang besteht zwischen Teilchenimpuls p, Radialimpuls pr und Bahndrehimpulsquadrat L2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r Separationsansatz empfiehlt sich für die Wellenfunktion ψ(r) eines Teilchens im Zentral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Radialgleich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Bezüglich welcher Quantenzahl sind die Energien eines Teilchens in einem beliebigen Zentralfeld auf jeden Fall entarte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Zentrifugalbarrier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potentielle Energie eines Elektrons in einem wasserstoffähnlichen 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Struktur hat die Radialgleichung für das Elektron imWasserstoffatom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Ansatz empfiehlt sich für die Lösungsfunktion der Radial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läutern Sie am Beispiel desH-Atoms die Idee der Sommerfeld’schen Polynommethode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diskreten Energieniveaus stehen dem Elektron im H-Atom zur Verfü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hoch sind diese entartet?Wie berechnet sich der Entartungsgrad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och sind diese entartet?Wie berechnet sich der Entartungsgra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4.498cm" svg:x="1.4cm" svg:y="0.341cm" presentation:class="title" presentation:user-transformed="true">
          <draw:text-box>
            <text:p>Welche Grundzustandsenergie besitzt das Elektron imWasserstoffatom? Geben Sie auch den ungefähren Zahlenwert in eV a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Hauptquantenzahl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Werte kann die Nebenquantenzahl annehm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zufällige Entart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läutern Sie amH-Atomden Begriff Elektronenschale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L-Schale und was ein d-Orbita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klärt sich das Ritz’sche Kombinationsprinzip am Beispiel desWasserstoffatom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Funktionstyp bestimmt den Radialanteil der gebundenen Zustände im Coulomb-Potentia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iele Nullstellen besitzt die Radialfunktion Rnl(r) im Coulomb-Potential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Rnl(r) sind für r = 0 von Null verschie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versteht man unter radialer Aufenthaltswahrscheinlichkei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Knotenfläc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5.997cm" svg:x="1.4cm" svg:y="-0.408cm" presentation:class="title" presentation:user-transformed="true">
          <draw:text-box>
            <text:p>Wo liegt dasMaximumder radialenAufenthaltswahrscheinlichkeit des Elektrons imWasserstoffatom für den Grundzustand (n = 1, l = 0)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5.997cm" svg:x="1.4cm" svg:y="-0.408cm" presentation:class="title" presentation:user-transformed="true">
          <draw:text-box>
            <text:p>Wie verschiebt sich dasMaximum der radialen Aufenthaltswahrscheinlichkeitsdichte mit wachsender Hauptquantenzahl bei maximaler Nebenquantenzahl l = n − 1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5.997cm" svg:x="1.4cm" svg:y="-0.408cm" presentation:class="title" presentation:user-transformed="true">
          <draw:text-box>
            <text:p>Wie verhalten sich die Bahnradien <text:line-break/>r<text:tab/>nl in den gebundenen Zuständen des Coulomb-Potentials als Funktion derHauptquantenzahl n und derKernladungszahl Z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7.496cm" svg:x="1.4cm" svg:y="-1.158cm" presentation:class="title" presentation:user-transformed="true">
          <draw:text-box>
            <text:p>In welchem Sinne erfüllt die quantenmechanische Behandlung der Elektronenbewegung im Coulomb-Potential die Korrespondenzregel, nach der für große Quantenzahlen n der klassische Bahnbegriff näherungsweise gültig sein sollt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4.498cm" svg:x="1.4cm" svg:y="0.341cm" presentation:class="title" presentation:user-transformed="true">
          <draw:text-box>
            <text:p>Wie lautet für das Coulomb-Potential das quantenmechanische Analogon zum klassischen Virialsatz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konstruiert man ein Polardiagram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urch welche spezielle Symmetrie sind s-Zustände ausgezeichn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Winkelverteilung zeichnet p-Zustände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5.997cm" svg:x="1.4cm" svg:y="-0.408cm" presentation:class="title" presentation:user-transformed="true">
          <draw:text-box>
            <text:p>Warum ist dasWasserstoffproblem eigentlich ein Zwei-Teilchen-Problem? Durch welchen „Trick“ lässt es sich auf ein effektives Ein-Teilchen-Problem reduzier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5.997cm" svg:x="1.4cm" svg:y="-0.408cm" presentation:class="title" presentation:user-transformed="true">
          <draw:text-box>
            <text:p>Wie unterscheiden sich die Lösungen desWasserstoffproblems, wenn man zum einen den Kern als ruhend ansieht, zum anderen seine Bewegung mitberücksichti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der zur Relativkoordinate r gehörige kanonisch konjugierte Impuls au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5.997cm" svg:x="1.4cm" svg:y="-0.408cm" presentation:class="title" presentation:user-transformed="true">
          <draw:text-box>
            <text:p>Wie bewegt sich der Schwerpunkt des Wasserstoffatoms, wenn als einzige Kraft die Coulomb-Anziehung zwischen Proton und Elektron wirk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4.498cm" svg:x="1.4cm" svg:y="0.341cm" presentation:class="title" presentation:user-transformed="true">
          <draw:text-box>
            <text:p>Für welchen Typ von Kräften kann der sphärisch symmetrische Potentialtopf als einfaches Modell die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Struktur hat die Bessel’sche Differential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speziellen Funktionensätze lösen die Bessel’sche Differentialgleich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5.997cm" svg:x="1.4cm" svg:y="-0.408cm" presentation:class="title" presentation:user-transformed="true">
          <draw:text-box>
            <text:p>Wie verhalten sich die sphärischen Bessel- bzw. Neumann-Funktionen (jl(z), nl(z)) in der Nähe des Koordinatenursprungs z = 0? Welchen asymptotischen Verlauf zeigen sie für z→∞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4.498cm" svg:x="1.4cm" svg:y="0.341cm" presentation:class="title" presentation:user-transformed="true">
          <draw:text-box>
            <text:p>Welcher Zusammenhang besteht zwischen den Hankel-Funktionen erster und zweiter Art und den sphärischen Bessel- und Neumann-Funktio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die Hankel-Funktionen für große z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5.997cm" svg:x="1.4cm" svg:y="-0.408cm" presentation:class="title" presentation:user-transformed="true">
          <draw:text-box>
            <text:p>Warummuss sich die Radialfunktion eines gebundenen Zustands innerhalb des kugelsymmetrischen Potentialtopfs wie eine sphärische Bessel-Funktion verhal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7.496cm" svg:x="1.4cm" svg:y="-1.158cm" presentation:class="title" presentation:user-transformed="true">
          <draw:text-box>
            <text:p>Warum stimmt die Energiebedingung für gebundene s-Zustände (l = 0) im kugelsymmetrischen Potentialtopf mit der für die antisymmetrischen Eigenfunktionen des eindimensionalen Potentialtopfes überei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4.498cm" svg:x="1.4cm" svg:y="0.341cm" presentation:class="title" presentation:user-transformed="true">
          <draw:text-box>
            <text:p>Sind für beliebige Tiefen V0 des kugelsymmetrischen Potentialtopfs gebundene Zustände möglich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Wie wirkt sich die Anwesenheit des Potentialtopfes asymptotisch auf die Radialfunktion der Kontinuumzustände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4.498cm" svg:x="1.4cm" svg:y="0.341cm" presentation:class="title" presentation:user-transformed="true">
          <draw:text-box>
            <text:p>In welcher Weise lassen sich die allgemeinen Resultate für Zentralpotentialprobleme auf das nicht-wechselwirkende (freie) Teilchen übertrag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xistiert die Zentrifugalbarriere auch für das freie Teilc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4.498cm" svg:x="1.4cm" svg:y="0.341cm" presentation:class="title" presentation:user-transformed="true">
          <draw:text-box>
            <text:p>Welche Struktur haben für das freie Teilchen die gemeinsamen Eigenfunktionen der Operatoren H0, L2 und Lz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Corbel" svg:font-family="Corbel" style:font-adornments="Regular" style:font-family-generic="swiss" style:font-pitch="variable"/>
    <style:font-face style:name="Segoe UI" svg:font-family="'Segoe UI'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10-12T09:16:57.095000000</dc:date>
    <meta:document-statistic meta:object-count="277"/>
  </office:meta>
</office:document-meta>
</file>